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4.149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4.018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4.143cm"/>
    </style:style>
    <style:style style:name="co9" style:family="table-column">
      <style:table-column-properties fo:break-before="auto" style:column-width="3.997cm"/>
    </style:style>
    <style:style style:name="co10" style:family="table-column">
      <style:table-column-properties fo:break-before="auto" style:column-width="3.993cm"/>
    </style:style>
    <style:style style:name="co11" style:family="table-column">
      <style:table-column-properties fo:break-before="auto" style:column-width="0.482cm"/>
    </style:style>
    <style:style style:name="co12" style:family="table-column">
      <style:table-column-properties fo:break-before="auto" style:column-width="3.983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0.489cm"/>
    </style:style>
    <style:style style:name="co15" style:family="table-column">
      <style:table-column-properties fo:break-before="auto" style:column-width="3.51cm"/>
    </style:style>
    <style:style style:name="co16" style:family="table-column">
      <style:table-column-properties fo:break-before="auto" style:column-width="0.49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8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ce13"/>
        <table:table-column table:style-name="co7" table:default-cell-style-name="ce13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default-cell-style-name="ce13"/>
        <table:table-column table:style-name="co10" table:default-cell-style-name="ce13"/>
        <table:table-column table:style-name="co6" table:default-cell-style-name="Default"/>
        <table:table-column table:style-name="co2" table:default-cell-style-name="ce13"/>
        <table:table-column table:style-name="co12" table:default-cell-style-name="ce13"/>
        <table:table-column table:style-name="co11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ce13"/>
        <table:table-column table:style-name="co2" table:default-cell-style-name="ce13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7" table:number-columns-repeated="13" table:default-cell-style-name="Default"/>
        <table:table-column table:style-name="co18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NSL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IONOSPHERE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WDBC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HILLVALLEY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VOWEL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WINE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ACC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SEGMENTATION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ISOLET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VEHICLE</text:p>
          </table:table-cell>
          <table:covered-table-cell table:style-name="ce3"/>
          <table:covered-table-cell/>
          <table:table-cell table:style-name="ce6" office:value-type="string" calcext:value-type="string" table:number-columns-spanned="3" table:number-rows-spanned="1">
            <text:p>IOT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DIABETES</text:p>
          </table:table-cell>
          <table:covered-table-cell table:number-columns-repeated="2" table:style-name="ce6"/>
          <table:table-cell table:number-columns-repeated="33"/>
        </table:table-row>
        <table:table-row table:style-name="ro1">
          <table:table-cell table:style-name="ce1" office:value-type="string" calcext:value-type="string" table:number-columns-spanned="37" table:number-rows-spanned="1">
            <text:p>ACCURACY</text:p>
          </table:table-cell>
          <table:covered-table-cell table:number-columns-repeated="3" table:style-name="ce3"/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office:value-type="float" office:value="0.988786956071854" calcext:value-type="float">
            <text:p>0.988786956071854</text:p>
          </table:table-cell>
          <table:table-cell office:value-type="float" office:value="0.00112095972283608" calcext:value-type="float">
            <text:p>0.0011209597228360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office:value-type="float" office:value="13" calcext:value-type="float">
            <text:p>13</text:p>
          </table:table-cell>
          <table:table-cell office:value-type="float" office:value="0.999470993280411" calcext:value-type="float">
            <text:p>0.999470993280411</text:p>
          </table:table-cell>
          <table:table-cell office:value-type="float" office:value="0.0000770288182688632" calcext:value-type="float">
            <text:p>7.70288182688632E-05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467949192523956" calcext:value-type="float">
            <text:p>0.467949192523956</text:p>
          </table:table-cell>
          <table:table-cell table:style-name="Default" office:value-type="float" office:value="0.00911208291115779" calcext:value-type="float">
            <text:p>0.00911208291115779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.957541021108627" calcext:value-type="float">
            <text:p>0.957541021108627</text:p>
          </table:table-cell>
          <table:table-cell table:style-name="Default" office:value-type="float" office:value="0.00398317560276577" calcext:value-type="float">
            <text:p>0.00398317560276577</text:p>
          </table:table-cell>
          <table:table-cell office:value-type="float" office:value="617" calcext:value-type="float">
            <text:p>617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755667499303818" calcext:value-type="float">
            <text:p>0.755667499303818</text:p>
          </table:table-cell>
          <table:table-cell table:style-name="Default" office:value-type="float" office:value="0.0197893981908539" calcext:value-type="float">
            <text:p>0.0197893981908539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47649273872376" calcext:value-type="float">
            <text:p>0.947649273872376</text:p>
          </table:table-cell>
          <table:table-cell office:value-type="float" office:value="0.0179229218318472" calcext:value-type="float">
            <text:p>0.017922921831847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73352833390236" calcext:value-type="float">
            <text:p>0.773352833390236</text:p>
          </table:table-cell>
          <table:table-cell office:value-type="float" office:value="0.103641812763001" calcext:value-type="float">
            <text:p>0.10364181276300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60381718277931" calcext:value-type="float">
            <text:p>0.460381718277931</text:p>
          </table:table-cell>
          <table:table-cell office:value-type="float" office:value="0.0125706565659302" calcext:value-type="float">
            <text:p>0.012570656565930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8631730079651" calcext:value-type="float">
            <text:p>0.668631730079651</text:p>
          </table:table-cell>
          <table:table-cell office:value-type="float" office:value="0.0499599164562688" calcext:value-type="float">
            <text:p>0.049959916456268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3559902906418" calcext:value-type="float">
            <text:p>0.753559902906418</text:p>
          </table:table-cell>
          <table:table-cell office:value-type="float" office:value="0.0362642951566106" calcext:value-type="float">
            <text:p>0.0362642951566106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46351815462112" calcext:value-type="float">
            <text:p>0.946351815462112</text:p>
          </table:table-cell>
          <table:table-cell office:value-type="float" office:value="0.0247909410969636" calcext:value-type="float">
            <text:p>0.02479094109696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7225515842438" calcext:value-type="float">
            <text:p>0.847225515842438</text:p>
          </table:table-cell>
          <table:table-cell office:value-type="float" office:value="0.0379748662545039" calcext:value-type="float">
            <text:p>0.037974866254503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65852819085121" calcext:value-type="float">
            <text:p>0.465852819085121</text:p>
          </table:table-cell>
          <table:table-cell office:value-type="float" office:value="0.0130738761264904" calcext:value-type="float">
            <text:p>0.01307387612649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5979741811752" calcext:value-type="float">
            <text:p>0.715979741811752</text:p>
          </table:table-cell>
          <table:table-cell office:value-type="float" office:value="0.0205465161215365" calcext:value-type="float">
            <text:p>0.020546516121536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2682914733887" calcext:value-type="float">
            <text:p>0.742682914733887</text:p>
          </table:table-cell>
          <table:table-cell office:value-type="float" office:value="0.0323903644584699" calcext:value-type="float">
            <text:p>0.0323903644584699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d-F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56056970357895" calcext:value-type="float">
            <text:p>0.956056970357895</text:p>
          </table:table-cell>
          <table:table-cell office:value-type="float" office:value="0.0196119742148577" calcext:value-type="float">
            <text:p>0.0196119742148577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32028640508652" calcext:value-type="float">
            <text:p>0.832028640508652</text:p>
          </table:table-cell>
          <table:table-cell office:value-type="float" office:value="0.0457189451060702" calcext:value-type="float">
            <text:p>0.0457189451060702</text:p>
          </table:table-cell>
          <table:table-cell office:value-type="float" office:value="8" calcext:value-type="float">
            <text:p>8</text:p>
          </table:table-cell>
          <table:table-cell office:value-type="float" office:value="0.963500000238419" calcext:value-type="float">
            <text:p>0.963500000238419</text:p>
          </table:table-cell>
          <table:table-cell office:value-type="float" office:value="0.0327175056750961" calcext:value-type="float">
            <text:p>0.03271750567509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9959608912468" calcext:value-type="float">
            <text:p>0.469959608912468</text:p>
          </table:table-cell>
          <table:table-cell office:value-type="float" office:value="0.00937416421177773" calcext:value-type="float">
            <text:p>0.00937416421177773</text:p>
          </table:table-cell>
          <table:table-cell office:value-type="float" office:value="7" calcext:value-type="float">
            <text:p>7</text:p>
          </table:table-cell>
          <table:table-cell office:value-type="float" office:value="0.955119553804398" calcext:value-type="float">
            <text:p>0.955119553804398</text:p>
          </table:table-cell>
          <table:table-cell office:value-type="float" office:value="0.00302532097224096" calcext:value-type="float">
            <text:p>0.00302532097224096</text:p>
          </table:table-cell>
          <table:table-cell office:value-type="float" office:value="480" calcext:value-type="float">
            <text:p>480</text:p>
          </table:table-cell>
          <table:table-cell office:value-type="float" office:value="0.714897428750992" calcext:value-type="float">
            <text:p>0.714897428750992</text:p>
          </table:table-cell>
          <table:table-cell office:value-type="float" office:value="0.0226990634924241" calcext:value-type="float">
            <text:p>0.022699063492424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49838616847992" calcext:value-type="float">
            <text:p>0.749838616847992</text:p>
          </table:table-cell>
          <table:table-cell office:value-type="float" office:value="0.0298093871772875" calcext:value-type="float">
            <text:p>0.0298093871772875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d-MoF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47761359214783" calcext:value-type="float">
            <text:p>0.947761359214783</text:p>
          </table:table-cell>
          <table:table-cell office:value-type="float" office:value="0.0175494870665298" calcext:value-type="float">
            <text:p>0.017549487066529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25588212013245" calcext:value-type="float">
            <text:p>0.825588212013245</text:p>
          </table:table-cell>
          <table:table-cell office:value-type="float" office:value="0.0456540543519946" calcext:value-type="float">
            <text:p>0.045654054351994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63270194530487" calcext:value-type="float">
            <text:p>0.463270194530487</text:p>
          </table:table-cell>
          <table:table-cell office:value-type="float" office:value="0.0121855776791706" calcext:value-type="float">
            <text:p>0.012185577679170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3171970844269" calcext:value-type="float">
            <text:p>0.693171970844269</text:p>
          </table:table-cell>
          <table:table-cell office:value-type="float" office:value="0.00879046128225998" calcext:value-type="float">
            <text:p>0.0087904612822599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7147822022438" calcext:value-type="float">
            <text:p>0.77147822022438</text:p>
          </table:table-cell>
          <table:table-cell office:value-type="float" office:value="0.021783401399869" calcext:value-type="float">
            <text:p>0.021783401399869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7" table:number-rows-spanned="1">
            <text:p>PRECISION</text:p>
          </table:table-cell>
          <table:covered-table-cell table:number-columns-repeated="2" table:style-name="ce13"/>
          <table:covered-table-cell table:style-name="ce3"/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ce13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office:value-type="float" office:value="0.988656135797501" calcext:value-type="float">
            <text:p>0.988656135797501</text:p>
          </table:table-cell>
          <table:table-cell office:value-type="float" office:value="0.00129309912309669" calcext:value-type="float">
            <text:p>0.00129309912309669</text:p>
          </table:table-cell>
          <table:table-cell table:formula="of:=[.D3]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style-name="Default" office:value-type="float" office:value="0.94890822316122" calcext:value-type="float">
            <text:p>0.94890822316122</text:p>
          </table:table-cell>
          <table:table-cell table:style-name="Default" office:value-type="float" office:value="0.0198554417061251" calcext:value-type="float">
            <text:p>0.0198554417061251</text:p>
          </table:table-cell>
          <table:table-cell table:formula="of:=[.J3]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style-name="Default" office:value-type="float" office:value="0.819925682050349" calcext:value-type="float">
            <text:p>0.819925682050349</text:p>
          </table:table-cell>
          <table:table-cell table:style-name="Default" office:value-type="float" office:value="0.0233638595915178" calcext:value-type="float">
            <text:p>0.0233638595915178</text:p>
          </table:table-cell>
          <table:table-cell table:formula="of:=[.P3]" office:value-type="float" office:value="12" calcext:value-type="float">
            <text:p>12</text:p>
          </table:table-cell>
          <table:table-cell table:style-name="Default" office:value-type="float" office:value="0.949069841269841" calcext:value-type="float">
            <text:p>0.949069841269841</text:p>
          </table:table-cell>
          <table:table-cell table:style-name="Default" office:value-type="float" office:value="0.0234479337944166" calcext:value-type="float">
            <text:p>0.0234479337944166</text:p>
          </table:table-cell>
          <table:table-cell table:formula="of:=[.S3]" office:value-type="float" office:value="13" calcext:value-type="float">
            <text:p>13</text:p>
          </table:table-cell>
          <table:table-cell office:value-type="float" office:value="0.99895076751709" calcext:value-type="float">
            <text:p>0.99895076751709</text:p>
          </table:table-cell>
          <table:table-cell office:value-type="float" office:value="0.000154769006884434" calcext:value-type="float">
            <text:p>0.000154769006884434</text:p>
          </table:table-cell>
          <table:table-cell table:formula="of:=[.V3]" office:value-type="float" office:value="30" calcext:value-type="float">
            <text:p>30</text:p>
          </table:table-cell>
          <table:table-cell table:style-name="Default" office:value-type="float" office:value="0.629525393247604" calcext:value-type="float">
            <text:p>0.629525393247604</text:p>
          </table:table-cell>
          <table:table-cell table:style-name="Default" office:value-type="float" office:value="0.0177288994011412" calcext:value-type="float">
            <text:p>0.0177288994011412</text:p>
          </table:table-cell>
          <table:table-cell table:formula="of:=[.Y3]" office:value-type="float" office:value="9" calcext:value-type="float">
            <text:p>9</text:p>
          </table:table-cell>
          <table:table-cell table:style-name="Default" office:value-type="float" office:value="0.963135738372803" calcext:value-type="float">
            <text:p>0.963135738372803</text:p>
          </table:table-cell>
          <table:table-cell table:style-name="Default" office:value-type="float" office:value="0.00391437299063398" calcext:value-type="float">
            <text:p>0.00391437299063398</text:p>
          </table:table-cell>
          <table:table-cell table:formula="of:=[.AB3]" office:value-type="float" office:value="617" calcext:value-type="float">
            <text:p>617</text:p>
          </table:table-cell>
          <table:table-cell table:style-name="Default" office:value-type="float" office:value="0.804626688517472" calcext:value-type="float">
            <text:p>0.804626688517472</text:p>
          </table:table-cell>
          <table:table-cell table:style-name="Default" office:value-type="float" office:value="0.0134699448668691" calcext:value-type="float">
            <text:p>0.0134699448668691</text:p>
          </table:table-cell>
          <table:table-cell table:formula="of:=[.AE3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3]" office:value-type="float" office:value="0" calcext:value-type="float">
            <text:p>0</text:p>
          </table:table-cell>
          <table:table-cell table:style-name="Default" office:value-type="float" office:value="0.741854791641235" calcext:value-type="float">
            <text:p>0.741854791641235</text:p>
          </table:table-cell>
          <table:table-cell table:style-name="Default" office:value-type="float" office:value="0.0195787178793777" calcext:value-type="float">
            <text:p>0.0195787178793777</text:p>
          </table:table-cell>
          <table:table-cell table:formula="of:=[.AK3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office:value-type="float" office:value="0.92405921459198" calcext:value-type="float">
            <text:p>0.92405921459198</text:p>
          </table:table-cell>
          <table:table-cell office:value-type="float" office:value="0.0338435703042474" calcext:value-type="float">
            <text:p>0.0338435703042474</text:p>
          </table:table-cell>
          <table:table-cell table:formula="of:=[.J4]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M4]" office:value-type="float" office:value="0" calcext:value-type="float">
            <text:p>0</text:p>
          </table:table-cell>
          <table:table-cell office:value-type="float" office:value="0.805162200629711" calcext:value-type="float">
            <text:p>0.805162200629711</text:p>
          </table:table-cell>
          <table:table-cell office:value-type="float" office:value="0.0832487719678428" calcext:value-type="float">
            <text:p>0.0832487719678428</text:p>
          </table:table-cell>
          <table:table-cell table:formula="of:=[.P4]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V4]" office:value-type="float" office:value="0" calcext:value-type="float">
            <text:p>0</text:p>
          </table:table-cell>
          <table:table-cell office:value-type="float" office:value="0.603534415960312" calcext:value-type="float">
            <text:p>0.603534415960312</text:p>
          </table:table-cell>
          <table:table-cell office:value-type="float" office:value="0.0220205762848885" calcext:value-type="float">
            <text:p>0.0220205762848885</text:p>
          </table:table-cell>
          <table:table-cell table:formula="of:=[.Y4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4]" office:value-type="float" office:value="0" calcext:value-type="float">
            <text:p>0</text:p>
          </table:table-cell>
          <table:table-cell office:value-type="float" office:value="0.715552558898926" calcext:value-type="float">
            <text:p>0.715552558898926</text:p>
          </table:table-cell>
          <table:table-cell office:value-type="float" office:value="0.0422271770429318" calcext:value-type="float">
            <text:p>0.0422271770429318</text:p>
          </table:table-cell>
          <table:table-cell table:formula="of:=[.AE4]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AH4]" office:value-type="float" office:value="0" calcext:value-type="float">
            <text:p>0</text:p>
          </table:table-cell>
          <table:table-cell office:value-type="float" office:value="0.759133394956589" calcext:value-type="float">
            <text:p>0.759133394956589</text:p>
          </table:table-cell>
          <table:table-cell office:value-type="float" office:value="0.0398301430755586" calcext:value-type="float">
            <text:p>0.0398301430755586</text:p>
          </table:table-cell>
          <table:table-cell table:formula="of:=[.AK4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office:value-type="float" office:value="0.930526267290115" calcext:value-type="float">
            <text:p>0.930526267290115</text:p>
          </table:table-cell>
          <table:table-cell office:value-type="float" office:value="0.0415773834828285" calcext:value-type="float">
            <text:p>0.0415773834828285</text:p>
          </table:table-cell>
          <table:table-cell table:formula="of:=[.J5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office:value-type="float" office:value="0.86865513920784" calcext:value-type="float">
            <text:p>0.86865513920784</text:p>
          </table:table-cell>
          <table:table-cell office:value-type="float" office:value="0.0329646171311824" calcext:value-type="float">
            <text:p>0.0329646171311824</text:p>
          </table:table-cell>
          <table:table-cell table:formula="of:=[.P5]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V5]" office:value-type="float" office:value="0" calcext:value-type="float">
            <text:p>0</text:p>
          </table:table-cell>
          <table:table-cell office:value-type="float" office:value="0.636822497844696" calcext:value-type="float">
            <text:p>0.636822497844696</text:p>
          </table:table-cell>
          <table:table-cell office:value-type="float" office:value="0.0144255844808687" calcext:value-type="float">
            <text:p>0.0144255844808687</text:p>
          </table:table-cell>
          <table:table-cell table:formula="of:=[.Y5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5]" office:value-type="float" office:value="0" calcext:value-type="float">
            <text:p>0</text:p>
          </table:table-cell>
          <table:table-cell office:value-type="float" office:value="0.757117416858673" calcext:value-type="float">
            <text:p>0.757117416858673</text:p>
          </table:table-cell>
          <table:table-cell office:value-type="float" office:value="0.0160105520743939" calcext:value-type="float">
            <text:p>0.0160105520743939</text:p>
          </table:table-cell>
          <table:table-cell table:formula="of:=[.AE5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5]" office:value-type="float" office:value="0" calcext:value-type="float">
            <text:p>0</text:p>
          </table:table-cell>
          <table:table-cell office:value-type="float" office:value="0.760544321537018" calcext:value-type="float">
            <text:p>0.760544321537018</text:p>
          </table:table-cell>
          <table:table-cell office:value-type="float" office:value="0.0496965386443905" calcext:value-type="float">
            <text:p>0.0496965386443905</text:p>
          </table:table-cell>
          <table:table-cell table:formula="of:=[.AK5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office:value-type="float" office:value="0.938507868051529" calcext:value-type="float">
            <text:p>0.938507868051529</text:p>
          </table:table-cell>
          <table:table-cell office:value-type="float" office:value="0.0318225136495066" calcext:value-type="float">
            <text:p>0.0318225136495066</text:p>
          </table:table-cell>
          <table:table-cell table:formula="of:=[.J6]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M6]" office:value-type="float" office:value="0" calcext:value-type="float">
            <text:p>0</text:p>
          </table:table-cell>
          <table:table-cell office:value-type="float" office:value="0.865869778394699" calcext:value-type="float">
            <text:p>0.865869778394699</text:p>
          </table:table-cell>
          <table:table-cell office:value-type="float" office:value="0.0408632142227795" calcext:value-type="float">
            <text:p>0.0408632142227795</text:p>
          </table:table-cell>
          <table:table-cell table:formula="of:=[.P6]" office:value-type="float" office:value="8" calcext:value-type="float">
            <text:p>8</text:p>
          </table:table-cell>
          <table:table-cell office:value-type="float" office:value="0.966753968000412" calcext:value-type="float">
            <text:p>0.966753968000412</text:p>
          </table:table-cell>
          <table:table-cell office:value-type="float" office:value="0.0299346407300742" calcext:value-type="float">
            <text:p>0.0299346407300742</text:p>
          </table:table-cell>
          <table:table-cell table:formula="of:=[.S6]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V6]" office:value-type="float" office:value="0" calcext:value-type="float">
            <text:p>0</text:p>
          </table:table-cell>
          <table:table-cell office:value-type="float" office:value="0.619492408037186" calcext:value-type="float">
            <text:p>0.619492408037186</text:p>
          </table:table-cell>
          <table:table-cell office:value-type="float" office:value="0.0178283126160057" calcext:value-type="float">
            <text:p>0.0178283126160057</text:p>
          </table:table-cell>
          <table:table-cell table:formula="of:=[.Y6]" office:value-type="float" office:value="7" calcext:value-type="float">
            <text:p>7</text:p>
          </table:table-cell>
          <table:table-cell office:value-type="float" office:value="0.959460736513138" calcext:value-type="float">
            <text:p>0.959460736513138</text:p>
          </table:table-cell>
          <table:table-cell office:value-type="float" office:value="0.00319842860685048" calcext:value-type="float">
            <text:p>0.00319842860685048</text:p>
          </table:table-cell>
          <table:table-cell table:formula="of:=[.AB6]" office:value-type="float" office:value="480" calcext:value-type="float">
            <text:p>480</text:p>
          </table:table-cell>
          <table:table-cell office:value-type="float" office:value="0.756786420345306" calcext:value-type="float">
            <text:p>0.756786420345306</text:p>
          </table:table-cell>
          <table:table-cell office:value-type="float" office:value="0.0224931102388254" calcext:value-type="float">
            <text:p>0.0224931102388254</text:p>
          </table:table-cell>
          <table:table-cell table:formula="of:=[.AE6]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AH6]" office:value-type="float" office:value="0" calcext:value-type="float">
            <text:p>0</text:p>
          </table:table-cell>
          <table:table-cell office:value-type="float" office:value="0.750252237319946" calcext:value-type="float">
            <text:p>0.750252237319946</text:p>
          </table:table-cell>
          <table:table-cell office:value-type="float" office:value="0.0502579997012305" calcext:value-type="float">
            <text:p>0.0502579997012305</text:p>
          </table:table-cell>
          <table:table-cell table:formula="of:=[.AK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office:value-type="float" office:value="0.939978952407837" calcext:value-type="float">
            <text:p>0.939978952407837</text:p>
          </table:table-cell>
          <table:table-cell office:value-type="float" office:value="0.0301679169033734" calcext:value-type="float">
            <text:p>0.0301679169033734</text:p>
          </table:table-cell>
          <table:table-cell table:formula="of:=[.J7]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M7]" office:value-type="float" office:value="0" calcext:value-type="float">
            <text:p>0</text:p>
          </table:table-cell>
          <table:table-cell office:value-type="float" office:value="0.85235363483429" calcext:value-type="float">
            <text:p>0.85235363483429</text:p>
          </table:table-cell>
          <table:table-cell office:value-type="float" office:value="0.030468380361783" calcext:value-type="float">
            <text:p>0.030468380361783</text:p>
          </table:table-cell>
          <table:table-cell table:formula="of:=[.P7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V7]" office:value-type="float" office:value="0" calcext:value-type="float">
            <text:p>0</text:p>
          </table:table-cell>
          <table:table-cell office:value-type="float" office:value="0.616431902647018" calcext:value-type="float">
            <text:p>0.616431902647018</text:p>
          </table:table-cell>
          <table:table-cell office:value-type="float" office:value="0.0187787927386103" calcext:value-type="float">
            <text:p>0.0187787927386103</text:p>
          </table:table-cell>
          <table:table-cell table:formula="of:=[.Y7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7]" office:value-type="float" office:value="0" calcext:value-type="float">
            <text:p>0</text:p>
          </table:table-cell>
          <table:table-cell office:value-type="float" office:value="0.74116138458252" calcext:value-type="float">
            <text:p>0.74116138458252</text:p>
          </table:table-cell>
          <table:table-cell office:value-type="float" office:value="0.0134430797904565" calcext:value-type="float">
            <text:p>0.0134430797904565</text:p>
          </table:table-cell>
          <table:table-cell table:formula="of:=[.AE7]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AH7]" office:value-type="float" office:value="0" calcext:value-type="float">
            <text:p>0</text:p>
          </table:table-cell>
          <table:table-cell office:value-type="float" office:value="0.778373160362243" calcext:value-type="float">
            <text:p>0.778373160362243</text:p>
          </table:table-cell>
          <table:table-cell office:value-type="float" office:value="0.0391439735483782" calcext:value-type="float">
            <text:p>0.0391439735483782</text:p>
          </table:table-cell>
          <table:table-cell table:formula="of:=[.AK7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style-name="ce1" office:value-type="string" calcext:value-type="string" table:number-columns-spanned="37" table:number-rows-spanned="1">
            <text:p>RECALL</text:p>
          </table:table-cell>
          <table:covered-table-cell table:number-columns-repeated="2" table:style-name="ce13"/>
          <table:covered-table-cell table:style-name="ce3"/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ce13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office:value-type="float" office:value="0.988920811414718" calcext:value-type="float">
            <text:p>0.988920811414718</text:p>
          </table:table-cell>
          <table:table-cell office:value-type="float" office:value="0.00251233739718257" calcext:value-type="float">
            <text:p>0.00251233739718257</text:p>
          </table:table-cell>
          <table:table-cell table:formula="of:=[.D9]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table:formula="of:=[.J9]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table:formula="of:=[.P9]" office:value-type="float" office:value="12" calcext:value-type="float">
            <text:p>12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table:formula="of:=[.S9]" office:value-type="float" office:value="13" calcext:value-type="float">
            <text:p>13</text:p>
          </table:table-cell>
          <table:table-cell office:value-type="float" office:value="0.999990893602371" calcext:value-type="float">
            <text:p>0.999990893602371</text:p>
          </table:table-cell>
          <table:table-cell office:value-type="float" office:value="0.0000273191928863659" calcext:value-type="float">
            <text:p>2.73191928863659E-05</text:p>
          </table:table-cell>
          <table:table-cell table:formula="of:=[.V9]" office:value-type="float" office:value="30" calcext:value-type="float">
            <text:p>30</text:p>
          </table:table-cell>
          <table:table-cell table:style-name="Default" office:value-type="float" office:value="0.196995189189911" calcext:value-type="float">
            <text:p>0.196995189189911</text:p>
          </table:table-cell>
          <table:table-cell table:style-name="Default" office:value-type="float" office:value="0.0133738373537698" calcext:value-type="float">
            <text:p>0.0133738373537698</text:p>
          </table:table-cell>
          <table:table-cell table:formula="of:=[.Y9]" office:value-type="float" office:value="9" calcext:value-type="float">
            <text:p>9</text:p>
          </table:table-cell>
          <table:table-cell table:style-name="Default" office:value-type="float" office:value="0.954311143159866" calcext:value-type="float">
            <text:p>0.954311143159866</text:p>
          </table:table-cell>
          <table:table-cell table:style-name="Default" office:value-type="float" office:value="0.00427135072604042" calcext:value-type="float">
            <text:p>0.00427135072604042</text:p>
          </table:table-cell>
          <table:table-cell table:formula="of:=[.AB9]" office:value-type="float" office:value="617" calcext:value-type="float">
            <text:p>617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table:formula="of:=[.AE9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9]" office:value-type="float" office:value="0" calcext:value-type="float">
            <text:p>0</text:p>
          </table:table-cell>
          <table:table-cell table:style-name="Default" office:value-type="float" office:value="0.771413896083832" calcext:value-type="float">
            <text:p>0.771413896083832</text:p>
          </table:table-cell>
          <table:table-cell table:style-name="Default" office:value-type="float" office:value="0.0555273944801388" calcext:value-type="float">
            <text:p>0.0555273944801388</text:p>
          </table:table-cell>
          <table:table-cell table:formula="of:=[.AK9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office:value-type="float" office:value="0.972675937414169" calcext:value-type="float">
            <text:p>0.972675937414169</text:p>
          </table:table-cell>
          <table:table-cell office:value-type="float" office:value="0.0175815938312824" calcext:value-type="float">
            <text:p>0.0175815938312824</text:p>
          </table:table-cell>
          <table:table-cell table:formula="of:=[.J10]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office:value-type="float" office:value="0.737254929244518" calcext:value-type="float">
            <text:p>0.737254929244518</text:p>
          </table:table-cell>
          <table:table-cell office:value-type="float" office:value="0.124237837472185" calcext:value-type="float">
            <text:p>0.124237837472185</text:p>
          </table:table-cell>
          <table:table-cell table:formula="of:=[.P10]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V10]" office:value-type="float" office:value="0" calcext:value-type="float">
            <text:p>0</text:p>
          </table:table-cell>
          <table:table-cell office:value-type="float" office:value="0.203675025999546" calcext:value-type="float">
            <text:p>0.203675025999546</text:p>
          </table:table-cell>
          <table:table-cell office:value-type="float" office:value="0.0106290647596292" calcext:value-type="float">
            <text:p>0.0106290647596292</text:p>
          </table:table-cell>
          <table:table-cell table:formula="of:=[.Y10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10]" office:value-type="float" office:value="0" calcext:value-type="float">
            <text:p>0</text:p>
          </table:table-cell>
          <table:table-cell office:value-type="float" office:value="0.587099379599094" calcext:value-type="float">
            <text:p>0.587099379599094</text:p>
          </table:table-cell>
          <table:table-cell office:value-type="float" office:value="0.0596528891237307" calcext:value-type="float">
            <text:p>0.0596528891237307</text:p>
          </table:table-cell>
          <table:table-cell table:formula="of:=[.AE10]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AH10]" office:value-type="float" office:value="0" calcext:value-type="float">
            <text:p>0</text:p>
          </table:table-cell>
          <table:table-cell office:value-type="float" office:value="0.745650627017021" calcext:value-type="float">
            <text:p>0.745650627017021</text:p>
          </table:table-cell>
          <table:table-cell office:value-type="float" office:value="0.0681429728714482" calcext:value-type="float">
            <text:p>0.0681429728714482</text:p>
          </table:table-cell>
          <table:table-cell table:formula="of:=[.AK10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office:value-type="float" office:value="0.962487374544144" calcext:value-type="float">
            <text:p>0.962487374544144</text:p>
          </table:table-cell>
          <table:table-cell office:value-type="float" office:value="0.0245152421625967" calcext:value-type="float">
            <text:p>0.0245152421625967</text:p>
          </table:table-cell>
          <table:table-cell table:formula="of:=[.J11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office:value-type="float" office:value="0.81643031001091" calcext:value-type="float">
            <text:p>0.81643031001091</text:p>
          </table:table-cell>
          <table:table-cell office:value-type="float" office:value="0.0494696268570321" calcext:value-type="float">
            <text:p>0.0494696268570321</text:p>
          </table:table-cell>
          <table:table-cell table:formula="of:=[.P11]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V11]" office:value-type="float" office:value="0" calcext:value-type="float">
            <text:p>0</text:p>
          </table:table-cell>
          <table:table-cell office:value-type="float" office:value="0.194138823151588" calcext:value-type="float">
            <text:p>0.194138823151588</text:p>
          </table:table-cell>
          <table:table-cell office:value-type="float" office:value="0.0137866894946031" calcext:value-type="float">
            <text:p>0.0137866894946031</text:p>
          </table:table-cell>
          <table:table-cell table:formula="of:=[.Y11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11]" office:value-type="float" office:value="0" calcext:value-type="float">
            <text:p>0</text:p>
          </table:table-cell>
          <table:table-cell office:value-type="float" office:value="0.663815920352936" calcext:value-type="float">
            <text:p>0.663815920352936</text:p>
          </table:table-cell>
          <table:table-cell office:value-type="float" office:value="0.028164471638809" calcext:value-type="float">
            <text:p>0.028164471638809</text:p>
          </table:table-cell>
          <table:table-cell table:formula="of:=[.AE11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H11]" office:value-type="float" office:value="0" calcext:value-type="float">
            <text:p>0</text:p>
          </table:table-cell>
          <table:table-cell office:value-type="float" office:value="0.720719576478005" calcext:value-type="float">
            <text:p>0.720719576478005</text:p>
          </table:table-cell>
          <table:table-cell office:value-type="float" office:value="0.0460696549950336" calcext:value-type="float">
            <text:p>0.0460696549950336</text:p>
          </table:table-cell>
          <table:table-cell table:formula="of:=[.AK11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office:value-type="float" office:value="0.978542784452439" calcext:value-type="float">
            <text:p>0.978542784452439</text:p>
          </table:table-cell>
          <table:table-cell office:value-type="float" office:value="0.0179787588562408" calcext:value-type="float">
            <text:p>0.0179787588562408</text:p>
          </table:table-cell>
          <table:table-cell table:formula="of:=[.J12]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office:value-type="float" office:value="0.774888389110565" calcext:value-type="float">
            <text:p>0.774888389110565</text:p>
          </table:table-cell>
          <table:table-cell office:value-type="float" office:value="0.0870499648983026" calcext:value-type="float">
            <text:p>0.0870499648983026</text:p>
          </table:table-cell>
          <table:table-cell table:formula="of:=[.P12]" office:value-type="float" office:value="8" calcext:value-type="float">
            <text:p>8</text:p>
          </table:table-cell>
          <table:table-cell office:value-type="float" office:value="0.90566666841507" calcext:value-type="float">
            <text:p>0.90566666841507</text:p>
          </table:table-cell>
          <table:table-cell office:value-type="float" office:value="0.142939550327241" calcext:value-type="float">
            <text:p>0.142939550327241</text:p>
          </table:table-cell>
          <table:table-cell table:formula="of:=[.S12]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V12]" office:value-type="float" office:value="0" calcext:value-type="float">
            <text:p>0</text:p>
          </table:table-cell>
          <table:table-cell office:value-type="float" office:value="0.204252788126469" calcext:value-type="float">
            <text:p>0.204252788126469</text:p>
          </table:table-cell>
          <table:table-cell office:value-type="float" office:value="0.0109632021065358" calcext:value-type="float">
            <text:p>0.0109632021065358</text:p>
          </table:table-cell>
          <table:table-cell table:formula="of:=[.Y12]" office:value-type="float" office:value="7" calcext:value-type="float">
            <text:p>7</text:p>
          </table:table-cell>
          <table:table-cell office:value-type="float" office:value="0.952068521976471" calcext:value-type="float">
            <text:p>0.952068521976471</text:p>
          </table:table-cell>
          <table:table-cell office:value-type="float" office:value="0.0023666492147795" calcext:value-type="float">
            <text:p>0.0023666492147795</text:p>
          </table:table-cell>
          <table:table-cell table:formula="of:=[.AB12]" office:value-type="float" office:value="480" calcext:value-type="float">
            <text:p>480</text:p>
          </table:table-cell>
          <table:table-cell office:value-type="float" office:value="0.640967112779617" calcext:value-type="float">
            <text:p>0.640967112779617</text:p>
          </table:table-cell>
          <table:table-cell office:value-type="float" office:value="0.0307040064051441" calcext:value-type="float">
            <text:p>0.0307040064051441</text:p>
          </table:table-cell>
          <table:table-cell table:formula="of:=[.AE12]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AH12]" office:value-type="float" office:value="0" calcext:value-type="float">
            <text:p>0</text:p>
          </table:table-cell>
          <table:table-cell office:value-type="float" office:value="0.75257423043251" calcext:value-type="float">
            <text:p>0.75257423043251</text:p>
          </table:table-cell>
          <table:table-cell office:value-type="float" office:value="0.0473318493872252" calcext:value-type="float">
            <text:p>0.0473318493872252</text:p>
          </table:table-cell>
          <table:table-cell table:formula="of:=[.AK1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G13]" office:value-type="float" office:value="0" calcext:value-type="float">
            <text:p>0</text:p>
          </table:table-cell>
          <table:table-cell office:value-type="float" office:value="0.956294434070587" calcext:value-type="float">
            <text:p>0.956294434070587</text:p>
          </table:table-cell>
          <table:table-cell office:value-type="float" office:value="0.0158359223834656" calcext:value-type="float">
            <text:p>0.0158359223834656</text:p>
          </table:table-cell>
          <table:table-cell table:formula="of:=[.J13]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M13]" office:value-type="float" office:value="0" calcext:value-type="float">
            <text:p>0</text:p>
          </table:table-cell>
          <table:table-cell office:value-type="float" office:value="0.801072524785995" calcext:value-type="float">
            <text:p>0.801072524785995</text:p>
          </table:table-cell>
          <table:table-cell office:value-type="float" office:value="0.0590410192884493" calcext:value-type="float">
            <text:p>0.0590410192884493</text:p>
          </table:table-cell>
          <table:table-cell table:formula="of:=[.P13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3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V13]" office:value-type="float" office:value="0" calcext:value-type="float">
            <text:p>0</text:p>
          </table:table-cell>
          <table:table-cell office:value-type="float" office:value="0.193646692931652" calcext:value-type="float">
            <text:p>0.193646692931652</text:p>
          </table:table-cell>
          <table:table-cell office:value-type="float" office:value="0.0102072743108909" calcext:value-type="float">
            <text:p>0.0102072743108909</text:p>
          </table:table-cell>
          <table:table-cell table:formula="of:=[.Y13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13]" office:value-type="float" office:value="0" calcext:value-type="float">
            <text:p>0</text:p>
          </table:table-cell>
          <table:table-cell office:value-type="float" office:value="0.617382407188416" calcext:value-type="float">
            <text:p>0.617382407188416</text:p>
          </table:table-cell>
          <table:table-cell office:value-type="float" office:value="0.0221981026038772" calcext:value-type="float">
            <text:p>0.0221981026038772</text:p>
          </table:table-cell>
          <table:table-cell table:formula="of:=[.AE13]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AH13]" office:value-type="float" office:value="0" calcext:value-type="float">
            <text:p>0</text:p>
          </table:table-cell>
          <table:table-cell office:value-type="float" office:value="0.749246827363968" calcext:value-type="float">
            <text:p>0.749246827363968</text:p>
          </table:table-cell>
          <table:table-cell office:value-type="float" office:value="0.0441934182626033" calcext:value-type="float">
            <text:p>0.0441934182626033</text:p>
          </table:table-cell>
          <table:table-cell table:formula="of:=[.AK13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style-name="ce1" office:value-type="string" calcext:value-type="string" table:number-columns-spanned="37" table:number-rows-spanned="1">
            <text:p>F-SCORE</text:p>
          </table:table-cell>
          <table:covered-table-cell table:number-columns-repeated="2" table:style-name="ce13"/>
          <table:covered-table-cell table:style-name="ce3"/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ce13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4"/>
          <table:covered-table-cell table:number-columns-repeated="2" table:style-name="Default"/>
          <table:covered-table-cell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formula="of:=2*[.B9]*[.B15]/([.B9]+[.B15])" office:value-type="float" office:value="0.988788455894237" calcext:value-type="float">
            <text:p>0.988788455894237</text:p>
          </table:table-cell>
          <table:table-cell table:formula="of:=2*[.C9]*[.C15]/([.C9]+[.C15])" office:value-type="float" office:value="0.00170740006719723" calcext:value-type="float">
            <text:p>0.00170740006719723</text:p>
          </table:table-cell>
          <table:table-cell table:formula="of:=[.D15]" office:value-type="float" office:value="38" calcext:value-type="float">
            <text:p>38</text:p>
          </table:table-cell>
          <table:table-cell table:formula="of:=2*[.E9]*[.E15]/([.E9]+[.E15])" office:value-type="string" office:string-value="" calcext:value-type="error">
            <text:p>#DIV/0!</text:p>
          </table:table-cell>
          <table:table-cell table:formula="of:=2*[.F9]*[.F15]/([.F9]+[.F15])" office:value-type="string" office:string-value="" calcext:value-type="error">
            <text:p>#DIV/0!</text:p>
          </table:table-cell>
          <table:table-cell table:formula="of:=[.G15]" office:value-type="float" office:value="0" calcext:value-type="float">
            <text:p>0</text:p>
          </table:table-cell>
          <table:table-cell table:style-name="Default" table:formula="of:=2*[.H9]*[.H15]/([.H9]+[.H15])" office:value-type="float" office:value="0.945943484717742" calcext:value-type="float">
            <text:p>0.945943484717742</text:p>
          </table:table-cell>
          <table:table-cell table:style-name="Default" table:formula="of:=2*[.I9]*[.I15]/([.I9]+[.I15])" office:value-type="float" office:value="0.0204032461765982" calcext:value-type="float">
            <text:p>0.0204032461765982</text:p>
          </table:table-cell>
          <table:table-cell table:formula="of:=[.J15]" office:value-type="float" office:value="31" calcext:value-type="float">
            <text:p>31</text:p>
          </table:table-cell>
          <table:table-cell table:formula="of:=2*[.K9]*[.K15]/([.K9]+[.K15])" office:value-type="string" office:string-value="" calcext:value-type="error">
            <text:p>#DIV/0!</text:p>
          </table:table-cell>
          <table:table-cell table:formula="of:=2*[.L9]*[.L15]/([.L9]+[.L15])" office:value-type="string" office:string-value="" calcext:value-type="error">
            <text:p>#DIV/0!</text:p>
          </table:table-cell>
          <table:table-cell table:formula="of:=[.M15]" office:value-type="float" office:value="0" calcext:value-type="float">
            <text:p>0</text:p>
          </table:table-cell>
          <table:table-cell table:style-name="Default" table:formula="of:=2*[.N9]*[.N15]/([.N9]+[.N15])" office:value-type="float" office:value="0.80593143633267" calcext:value-type="float">
            <text:p>0.80593143633267</text:p>
          </table:table-cell>
          <table:table-cell table:style-name="Default" table:formula="of:=2*[.O9]*[.O15]/([.O9]+[.O15])" office:value-type="float" office:value="0.0201768639915909" calcext:value-type="float">
            <text:p>0.0201768639915909</text:p>
          </table:table-cell>
          <table:table-cell table:formula="of:=[.P15]" office:value-type="float" office:value="12" calcext:value-type="float">
            <text:p>12</text:p>
          </table:table-cell>
          <table:table-cell table:style-name="Default" table:formula="of:=2*[.Q9]*[.Q15]/([.Q9]+[.Q15])" office:value-type="float" office:value="0.93766537956808" calcext:value-type="float">
            <text:p>0.93766537956808</text:p>
          </table:table-cell>
          <table:table-cell table:style-name="Default" table:formula="of:=2*[.R9]*[.R15]/([.R9]+[.R15])" office:value-type="float" office:value="0.0275932467441404" calcext:value-type="float">
            <text:p>0.0275932467441404</text:p>
          </table:table-cell>
          <table:table-cell table:formula="of:=[.S15]" office:value-type="float" office:value="13" calcext:value-type="float">
            <text:p>13</text:p>
          </table:table-cell>
          <table:table-cell table:formula="of:=2*[.T9]*[.T15]/([.T9]+[.T15])" office:value-type="float" office:value="0.999470559950964" calcext:value-type="float">
            <text:p>0.999470559950964</text:p>
          </table:table-cell>
          <table:table-cell table:formula="of:=2*[.U9]*[.U15]/([.U9]+[.U15])" office:value-type="float" office:value="0.0000464408386400576" calcext:value-type="float">
            <text:p>4.64408386400576E-05</text:p>
          </table:table-cell>
          <table:table-cell table:formula="of:=[.V15]" office:value-type="float" office:value="30" calcext:value-type="float">
            <text:p>30</text:p>
          </table:table-cell>
          <table:table-cell table:style-name="Default" table:formula="of:=2*[.W9]*[.W15]/([.W9]+[.W15])" office:value-type="float" office:value="0.300085627818083" calcext:value-type="float">
            <text:p>0.300085627818083</text:p>
          </table:table-cell>
          <table:table-cell table:style-name="Default" table:formula="of:=2*[.X9]*[.X15]/([.X9]+[.X15])" office:value-type="float" office:value="0.0152464665036122" calcext:value-type="float">
            <text:p>0.0152464665036122</text:p>
          </table:table-cell>
          <table:table-cell table:formula="of:=[.Y15]" office:value-type="float" office:value="9" calcext:value-type="float">
            <text:p>9</text:p>
          </table:table-cell>
          <table:table-cell table:style-name="Default" table:formula="of:=2*[.Z9]*[.Z15]/([.Z9]+[.Z15])" office:value-type="float" office:value="0.958703134211451" calcext:value-type="float">
            <text:p>0.958703134211451</text:p>
          </table:table-cell>
          <table:table-cell table:style-name="Default" table:formula="of:=2*[.AA9]*[.AA15]/([.AA9]+[.AA15])" office:value-type="float" office:value="0.00408507799535901" calcext:value-type="float">
            <text:p>0.00408507799535901</text:p>
          </table:table-cell>
          <table:table-cell table:formula="of:=[.AB15]" office:value-type="float" office:value="617" calcext:value-type="float">
            <text:p>617</text:p>
          </table:table-cell>
          <table:table-cell table:style-name="Default" table:formula="of:=2*[.AC9]*[.AC15]/([.AC9]+[.AC15])" office:value-type="float" office:value="0.803969291020725" calcext:value-type="float">
            <text:p>0.803969291020725</text:p>
          </table:table-cell>
          <table:table-cell table:style-name="Default" table:formula="of:=2*[.AD9]*[.AD15]/([.AD9]+[.AD15])" office:value-type="float" office:value="0.0133025296144636" calcext:value-type="float">
            <text:p>0.0133025296144636</text:p>
          </table:table-cell>
          <table:table-cell table:formula="of:=[.AE15]" office:value-type="float" office:value="8" calcext:value-type="float">
            <text:p>8</text:p>
          </table:table-cell>
          <table:table-cell table:formula="of:=2*[.AF9]*[.AF15]/([.AF9]+[.AF15])" office:value-type="string" office:string-value="" calcext:value-type="error">
            <text:p>#DIV/0!</text:p>
          </table:table-cell>
          <table:table-cell table:formula="of:=2*[.AG9]*[.AG15]/([.AG9]+[.AG15])" office:value-type="string" office:string-value="" calcext:value-type="error">
            <text:p>#DIV/0!</text:p>
          </table:table-cell>
          <table:table-cell table:formula="of:=[.AH15]" office:value-type="float" office:value="0" calcext:value-type="float">
            <text:p>0</text:p>
          </table:table-cell>
          <table:table-cell table:style-name="Default" table:formula="of:=2*[.AI9]*[.AI15]/([.AI9]+[.AI15])" office:value-type="float" office:value="0.756345650697025" calcext:value-type="float">
            <text:p>0.756345650697025</text:p>
          </table:table-cell>
          <table:table-cell table:style-name="Default" table:formula="of:=2*[.AJ9]*[.AJ15]/([.AJ9]+[.AJ15])" office:value-type="float" office:value="0.0289498459432856" calcext:value-type="float">
            <text:p>0.0289498459432856</text:p>
          </table:table-cell>
          <table:table-cell table:formula="of:=[.AK15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table:formula="of:=2*[.B10]*[.B16]/([.B10]+[.B16])" office:value-type="string" office:string-value="" calcext:value-type="error">
            <text:p>#DIV/0!</text:p>
          </table:table-cell>
          <table:table-cell table:formula="of:=2*[.C10]*[.C16]/([.C10]+[.C16])" office:value-type="string" office:string-value="" calcext:value-type="error">
            <text:p>#DIV/0!</text:p>
          </table:table-cell>
          <table:table-cell table:formula="of:=[.D16]" office:value-type="float" office:value="0" calcext:value-type="float">
            <text:p>0</text:p>
          </table:table-cell>
          <table:table-cell table:formula="of:=2*[.E10]*[.E16]/([.E10]+[.E16])" office:value-type="string" office:string-value="" calcext:value-type="error">
            <text:p>#DIV/0!</text:p>
          </table:table-cell>
          <table:table-cell table:formula="of:=2*[.F10]*[.F16]/([.F10]+[.F16])" office:value-type="string" office:string-value="" calcext:value-type="error">
            <text:p>#DIV/0!</text:p>
          </table:table-cell>
          <table:table-cell table:formula="of:=[.G16]" office:value-type="float" office:value="0" calcext:value-type="float">
            <text:p>0</text:p>
          </table:table-cell>
          <table:table-cell table:style-name="Default" table:formula="of:=2*[.H10]*[.H16]/([.H10]+[.H16])" office:value-type="float" office:value="0.94774450911483" calcext:value-type="float">
            <text:p>0.94774450911483</text:p>
          </table:table-cell>
          <table:table-cell table:style-name="Default" table:formula="of:=2*[.I10]*[.I16]/([.I10]+[.I16])" office:value-type="float" office:value="0.0231413517834015" calcext:value-type="float">
            <text:p>0.0231413517834015</text:p>
          </table:table-cell>
          <table:table-cell table:formula="of:=[.J16]" office:value-type="float" office:value="10" calcext:value-type="float">
            <text:p>10</text:p>
          </table:table-cell>
          <table:table-cell table:formula="of:=2*[.K10]*[.K16]/([.K10]+[.K16])" office:value-type="string" office:string-value="" calcext:value-type="error">
            <text:p>#DIV/0!</text:p>
          </table:table-cell>
          <table:table-cell table:formula="of:=2*[.L10]*[.L16]/([.L10]+[.L16])" office:value-type="string" office:string-value="" calcext:value-type="error">
            <text:p>#DIV/0!</text:p>
          </table:table-cell>
          <table:table-cell table:formula="of:=[.M16]" office:value-type="float" office:value="0" calcext:value-type="float">
            <text:p>0</text:p>
          </table:table-cell>
          <table:table-cell table:style-name="Default" table:formula="of:=2*[.N10]*[.N16]/([.N10]+[.N16])" office:value-type="float" office:value="0.769713704235146" calcext:value-type="float">
            <text:p>0.769713704235146</text:p>
          </table:table-cell>
          <table:table-cell table:style-name="Default" table:formula="of:=2*[.O10]*[.O16]/([.O10]+[.O16])" office:value-type="float" office:value="0.0996946012989749" calcext:value-type="float">
            <text:p>0.0996946012989749</text:p>
          </table:table-cell>
          <table:table-cell table:formula="of:=[.P16]" office:value-type="float" office:value="11" calcext:value-type="float">
            <text:p>11</text:p>
          </table:table-cell>
          <table:table-cell table:style-name="Default" table:formula="of:=2*[.Q10]*[.Q16]/([.Q10]+[.Q16])" office:value-type="string" office:string-value="" calcext:value-type="error">
            <text:p>#DIV/0!</text:p>
          </table:table-cell>
          <table:table-cell table:style-name="Default" table:formula="of:=2*[.R10]*[.R16]/([.R10]+[.R16])" office:value-type="string" office:string-value="" calcext:value-type="error">
            <text:p>#DIV/0!</text:p>
          </table:table-cell>
          <table:table-cell table:formula="of:=[.S16]" office:value-type="float" office:value="0" calcext:value-type="float">
            <text:p>0</text:p>
          </table:table-cell>
          <table:table-cell table:formula="of:=2*[.T10]*[.T16]/([.T10]+[.T16])" office:value-type="string" office:string-value="" calcext:value-type="error">
            <text:p>#DIV/0!</text:p>
          </table:table-cell>
          <table:table-cell table:formula="of:=2*[.U10]*[.U16]/([.U10]+[.U16])" office:value-type="string" office:string-value="" calcext:value-type="error">
            <text:p>#DIV/0!</text:p>
          </table:table-cell>
          <table:table-cell table:formula="of:=[.V16]" office:value-type="float" office:value="0" calcext:value-type="float">
            <text:p>0</text:p>
          </table:table-cell>
          <table:table-cell table:style-name="Default" table:formula="of:=2*[.W10]*[.W16]/([.W10]+[.W16])" office:value-type="float" office:value="0.304567517356791" calcext:value-type="float">
            <text:p>0.304567517356791</text:p>
          </table:table-cell>
          <table:table-cell table:style-name="Default" table:formula="of:=2*[.X10]*[.X16]/([.X10]+[.X16])" office:value-type="float" office:value="0.0143375623062622" calcext:value-type="float">
            <text:p>0.0143375623062622</text:p>
          </table:table-cell>
          <table:table-cell table:formula="of:=[.Y16]" office:value-type="float" office:value="7" calcext:value-type="float">
            <text:p>7</text:p>
          </table:table-cell>
          <table:table-cell table:style-name="Default" table:formula="of:=2*[.Z10]*[.Z16]/([.Z10]+[.Z16])" office:value-type="string" office:string-value="" calcext:value-type="error">
            <text:p>#DIV/0!</text:p>
          </table:table-cell>
          <table:table-cell table:style-name="Default" table:formula="of:=2*[.AA10]*[.AA16]/([.AA10]+[.AA16])" office:value-type="string" office:string-value="" calcext:value-type="error">
            <text:p>#DIV/0!</text:p>
          </table:table-cell>
          <table:table-cell table:formula="of:=[.AB16]" office:value-type="float" office:value="0" calcext:value-type="float">
            <text:p>0</text:p>
          </table:table-cell>
          <table:table-cell table:style-name="Default" table:formula="of:=2*[.AC10]*[.AC16]/([.AC10]+[.AC16])" office:value-type="float" office:value="0.64499265073752" calcext:value-type="float">
            <text:p>0.64499265073752</text:p>
          </table:table-cell>
          <table:table-cell table:style-name="Default" table:formula="of:=2*[.AD10]*[.AD16]/([.AD10]+[.AD16])" office:value-type="float" office:value="0.0494497737374737" calcext:value-type="float">
            <text:p>0.0494497737374737</text:p>
          </table:table-cell>
          <table:table-cell table:formula="of:=[.AE16]" office:value-type="float" office:value="7" calcext:value-type="float">
            <text:p>7</text:p>
          </table:table-cell>
          <table:table-cell table:formula="of:=2*[.AF10]*[.AF16]/([.AF10]+[.AF16])" office:value-type="string" office:string-value="" calcext:value-type="error">
            <text:p>#DIV/0!</text:p>
          </table:table-cell>
          <table:table-cell table:formula="of:=2*[.AG10]*[.AG16]/([.AG10]+[.AG16])" office:value-type="string" office:string-value="" calcext:value-type="error">
            <text:p>#DIV/0!</text:p>
          </table:table-cell>
          <table:table-cell table:formula="of:=[.AH16]" office:value-type="float" office:value="0" calcext:value-type="float">
            <text:p>0</text:p>
          </table:table-cell>
          <table:table-cell table:style-name="Default" table:formula="of:=2*[.AI10]*[.AI16]/([.AI10]+[.AI16])" office:value-type="float" office:value="0.752331608620533" calcext:value-type="float">
            <text:p>0.752331608620533</text:p>
          </table:table-cell>
          <table:table-cell table:style-name="Default" table:formula="of:=2*[.AJ10]*[.AJ16]/([.AJ10]+[.AJ16])" office:value-type="float" office:value="0.050274447213245" calcext:value-type="float">
            <text:p>0.050274447213245</text:p>
          </table:table-cell>
          <table:table-cell table:formula="of:=[.AK16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table:formula="of:=2*[.B11]*[.B17]/([.B11]+[.B17])" office:value-type="string" office:string-value="" calcext:value-type="error">
            <text:p>#DIV/0!</text:p>
          </table:table-cell>
          <table:table-cell table:formula="of:=2*[.C11]*[.C17]/([.C11]+[.C17])" office:value-type="string" office:string-value="" calcext:value-type="error">
            <text:p>#DIV/0!</text:p>
          </table:table-cell>
          <table:table-cell table:formula="of:=[.D17]" office:value-type="float" office:value="0" calcext:value-type="float">
            <text:p>0</text:p>
          </table:table-cell>
          <table:table-cell table:formula="of:=2*[.E11]*[.E17]/([.E11]+[.E17])" office:value-type="string" office:string-value="" calcext:value-type="error">
            <text:p>#DIV/0!</text:p>
          </table:table-cell>
          <table:table-cell table:formula="of:=2*[.F11]*[.F17]/([.F11]+[.F17])" office:value-type="string" office:string-value="" calcext:value-type="error">
            <text:p>#DIV/0!</text:p>
          </table:table-cell>
          <table:table-cell table:formula="of:=[.G17]" office:value-type="float" office:value="0" calcext:value-type="float">
            <text:p>0</text:p>
          </table:table-cell>
          <table:table-cell table:style-name="Default" table:formula="of:=2*[.H11]*[.H17]/([.H11]+[.H17])" office:value-type="float" office:value="0.946237009766716" calcext:value-type="float">
            <text:p>0.946237009766716</text:p>
          </table:table-cell>
          <table:table-cell table:style-name="Default" table:formula="of:=2*[.I11]*[.I17]/([.I11]+[.I17])" office:value-type="float" office:value="0.0308439743349564" calcext:value-type="float">
            <text:p>0.0308439743349564</text:p>
          </table:table-cell>
          <table:table-cell table:formula="of:=[.J17]" office:value-type="float" office:value="5" calcext:value-type="float">
            <text:p>5</text:p>
          </table:table-cell>
          <table:table-cell table:formula="of:=2*[.K11]*[.K17]/([.K11]+[.K17])" office:value-type="string" office:string-value="" calcext:value-type="error">
            <text:p>#DIV/0!</text:p>
          </table:table-cell>
          <table:table-cell table:formula="of:=2*[.L11]*[.L17]/([.L11]+[.L17])" office:value-type="string" office:string-value="" calcext:value-type="error">
            <text:p>#DIV/0!</text:p>
          </table:table-cell>
          <table:table-cell table:formula="of:=[.M17]" office:value-type="float" office:value="0" calcext:value-type="float">
            <text:p>0</text:p>
          </table:table-cell>
          <table:table-cell table:style-name="Default" table:formula="of:=2*[.N11]*[.N17]/([.N11]+[.N17])" office:value-type="float" office:value="0.841733438413855" calcext:value-type="float">
            <text:p>0.841733438413855</text:p>
          </table:table-cell>
          <table:table-cell table:style-name="Default" table:formula="of:=2*[.O11]*[.O17]/([.O11]+[.O17])" office:value-type="float" office:value="0.0395648029282022" calcext:value-type="float">
            <text:p>0.0395648029282022</text:p>
          </table:table-cell>
          <table:table-cell table:formula="of:=[.P17]" office:value-type="float" office:value="11" calcext:value-type="float">
            <text:p>11</text:p>
          </table:table-cell>
          <table:table-cell table:style-name="Default" table:formula="of:=2*[.Q11]*[.Q17]/([.Q11]+[.Q17])" office:value-type="string" office:string-value="" calcext:value-type="error">
            <text:p>#DIV/0!</text:p>
          </table:table-cell>
          <table:table-cell table:style-name="Default" table:formula="of:=2*[.R11]*[.R17]/([.R11]+[.R17])" office:value-type="string" office:string-value="" calcext:value-type="error">
            <text:p>#DIV/0!</text:p>
          </table:table-cell>
          <table:table-cell table:formula="of:=[.S17]" office:value-type="float" office:value="0" calcext:value-type="float">
            <text:p>0</text:p>
          </table:table-cell>
          <table:table-cell table:formula="of:=2*[.T11]*[.T17]/([.T11]+[.T17])" office:value-type="string" office:string-value="" calcext:value-type="error">
            <text:p>#DIV/0!</text:p>
          </table:table-cell>
          <table:table-cell table:formula="of:=2*[.U11]*[.U17]/([.U11]+[.U17])" office:value-type="string" office:string-value="" calcext:value-type="error">
            <text:p>#DIV/0!</text:p>
          </table:table-cell>
          <table:table-cell table:formula="of:=[.V17]" office:value-type="float" office:value="0" calcext:value-type="float">
            <text:p>0</text:p>
          </table:table-cell>
          <table:table-cell table:style-name="Default" table:formula="of:=2*[.W11]*[.W17]/([.W11]+[.W17])" office:value-type="float" office:value="0.297563718464766" calcext:value-type="float">
            <text:p>0.297563718464766</text:p>
          </table:table-cell>
          <table:table-cell table:style-name="Default" table:formula="of:=2*[.X11]*[.X17]/([.X11]+[.X17])" office:value-type="float" office:value="0.0140989027817334" calcext:value-type="float">
            <text:p>0.0140989027817334</text:p>
          </table:table-cell>
          <table:table-cell table:formula="of:=[.Y17]" office:value-type="float" office:value="8" calcext:value-type="float">
            <text:p>8</text:p>
          </table:table-cell>
          <table:table-cell table:style-name="Default" table:formula="of:=2*[.Z11]*[.Z17]/([.Z11]+[.Z17])" office:value-type="string" office:string-value="" calcext:value-type="error">
            <text:p>#DIV/0!</text:p>
          </table:table-cell>
          <table:table-cell table:style-name="Default" table:formula="of:=2*[.AA11]*[.AA17]/([.AA11]+[.AA17])" office:value-type="string" office:string-value="" calcext:value-type="error">
            <text:p>#DIV/0!</text:p>
          </table:table-cell>
          <table:table-cell table:formula="of:=[.AB17]" office:value-type="float" office:value="0" calcext:value-type="float">
            <text:p>0</text:p>
          </table:table-cell>
          <table:table-cell table:style-name="Default" table:formula="of:=2*[.AC11]*[.AC17]/([.AC11]+[.AC17])" office:value-type="float" office:value="0.707403481536349" calcext:value-type="float">
            <text:p>0.707403481536349</text:p>
          </table:table-cell>
          <table:table-cell table:style-name="Default" table:formula="of:=2*[.AD11]*[.AD17]/([.AD11]+[.AD17])" office:value-type="float" office:value="0.0204155516813529" calcext:value-type="float">
            <text:p>0.0204155516813529</text:p>
          </table:table-cell>
          <table:table-cell table:formula="of:=[.AE17]" office:value-type="float" office:value="7" calcext:value-type="float">
            <text:p>7</text:p>
          </table:table-cell>
          <table:table-cell table:formula="of:=2*[.AF11]*[.AF17]/([.AF11]+[.AF17])" office:value-type="string" office:string-value="" calcext:value-type="error">
            <text:p>#DIV/0!</text:p>
          </table:table-cell>
          <table:table-cell table:formula="of:=2*[.AG11]*[.AG17]/([.AG11]+[.AG17])" office:value-type="string" office:string-value="" calcext:value-type="error">
            <text:p>#DIV/0!</text:p>
          </table:table-cell>
          <table:table-cell table:formula="of:=[.AH17]" office:value-type="float" office:value="0" calcext:value-type="float">
            <text:p>0</text:p>
          </table:table-cell>
          <table:table-cell table:style-name="Default" table:formula="of:=2*[.AI11]*[.AI17]/([.AI11]+[.AI17])" office:value-type="float" office:value="0.740096591897566" calcext:value-type="float">
            <text:p>0.740096591897566</text:p>
          </table:table-cell>
          <table:table-cell table:style-name="Default" table:formula="of:=2*[.AJ11]*[.AJ17]/([.AJ11]+[.AJ17])" office:value-type="float" office:value="0.0478144176516984" calcext:value-type="float">
            <text:p>0.0478144176516984</text:p>
          </table:table-cell>
          <table:table-cell table:formula="of:=[.AK17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table:formula="of:=2*[.B12]*[.B18]/([.B12]+[.B18])" office:value-type="string" office:string-value="" calcext:value-type="error">
            <text:p>#DIV/0!</text:p>
          </table:table-cell>
          <table:table-cell table:formula="of:=2*[.C12]*[.C18]/([.C12]+[.C18])" office:value-type="string" office:string-value="" calcext:value-type="error">
            <text:p>#DIV/0!</text:p>
          </table:table-cell>
          <table:table-cell table:formula="of:=[.D18]" office:value-type="float" office:value="0" calcext:value-type="float">
            <text:p>0</text:p>
          </table:table-cell>
          <table:table-cell table:formula="of:=2*[.E12]*[.E18]/([.E12]+[.E18])" office:value-type="string" office:string-value="" calcext:value-type="error">
            <text:p>#DIV/0!</text:p>
          </table:table-cell>
          <table:table-cell table:formula="of:=2*[.F12]*[.F18]/([.F12]+[.F18])" office:value-type="string" office:string-value="" calcext:value-type="error">
            <text:p>#DIV/0!</text:p>
          </table:table-cell>
          <table:table-cell table:formula="of:=[.G18]" office:value-type="float" office:value="0" calcext:value-type="float">
            <text:p>0</text:p>
          </table:table-cell>
          <table:table-cell table:style-name="Default" table:formula="of:=2*[.H12]*[.H18]/([.H12]+[.H18])" office:value-type="float" office:value="0.958107289689118" calcext:value-type="float">
            <text:p>0.958107289689118</text:p>
          </table:table-cell>
          <table:table-cell table:style-name="Default" table:formula="of:=2*[.I12]*[.I18]/([.I12]+[.I18])" office:value-type="float" office:value="0.0229764931824938" calcext:value-type="float">
            <text:p>0.0229764931824938</text:p>
          </table:table-cell>
          <table:table-cell table:formula="of:=[.J18]" office:value-type="float" office:value="5" calcext:value-type="float">
            <text:p>5</text:p>
          </table:table-cell>
          <table:table-cell table:formula="of:=2*[.K12]*[.K18]/([.K12]+[.K18])" office:value-type="string" office:string-value="" calcext:value-type="error">
            <text:p>#DIV/0!</text:p>
          </table:table-cell>
          <table:table-cell table:formula="of:=2*[.L12]*[.L18]/([.L12]+[.L18])" office:value-type="string" office:string-value="" calcext:value-type="error">
            <text:p>#DIV/0!</text:p>
          </table:table-cell>
          <table:table-cell table:formula="of:=[.M18]" office:value-type="float" office:value="0" calcext:value-type="float">
            <text:p>0</text:p>
          </table:table-cell>
          <table:table-cell table:style-name="Default" table:formula="of:=2*[.N12]*[.N18]/([.N12]+[.N18])" office:value-type="float" office:value="0.817856587336034" calcext:value-type="float">
            <text:p>0.817856587336034</text:p>
          </table:table-cell>
          <table:table-cell table:style-name="Default" table:formula="of:=2*[.O12]*[.O18]/([.O12]+[.O18])" office:value-type="float" office:value="0.055618058876601" calcext:value-type="float">
            <text:p>0.055618058876601</text:p>
          </table:table-cell>
          <table:table-cell table:formula="of:=[.P18]" office:value-type="float" office:value="8" calcext:value-type="float">
            <text:p>8</text:p>
          </table:table-cell>
          <table:table-cell table:style-name="Default" table:formula="of:=2*[.Q12]*[.Q18]/([.Q12]+[.Q18])" office:value-type="float" office:value="0.93521383854445" calcext:value-type="float">
            <text:p>0.93521383854445</text:p>
          </table:table-cell>
          <table:table-cell table:style-name="Default" table:formula="of:=2*[.R12]*[.R18]/([.R12]+[.R18])" office:value-type="float" office:value="0.0495024047140235" calcext:value-type="float">
            <text:p>0.0495024047140235</text:p>
          </table:table-cell>
          <table:table-cell table:formula="of:=[.S18]" office:value-type="float" office:value="6" calcext:value-type="float">
            <text:p>6</text:p>
          </table:table-cell>
          <table:table-cell table:formula="of:=2*[.T12]*[.T18]/([.T12]+[.T18])" office:value-type="string" office:string-value="" calcext:value-type="error">
            <text:p>#DIV/0!</text:p>
          </table:table-cell>
          <table:table-cell table:formula="of:=2*[.U12]*[.U18]/([.U12]+[.U18])" office:value-type="string" office:string-value="" calcext:value-type="error">
            <text:p>#DIV/0!</text:p>
          </table:table-cell>
          <table:table-cell table:formula="of:=[.V18]" office:value-type="float" office:value="0" calcext:value-type="float">
            <text:p>0</text:p>
          </table:table-cell>
          <table:table-cell table:style-name="Default" table:formula="of:=2*[.W12]*[.W18]/([.W12]+[.W18])" office:value-type="float" office:value="0.307214056370987" calcext:value-type="float">
            <text:p>0.307214056370987</text:p>
          </table:table-cell>
          <table:table-cell table:style-name="Default" table:formula="of:=2*[.X12]*[.X18]/([.X12]+[.X18])" office:value-type="float" office:value="0.0135772915257387" calcext:value-type="float">
            <text:p>0.0135772915257387</text:p>
          </table:table-cell>
          <table:table-cell table:formula="of:=[.Y18]" office:value-type="float" office:value="7" calcext:value-type="float">
            <text:p>7</text:p>
          </table:table-cell>
          <table:table-cell table:style-name="Default" table:formula="of:=2*[.Z12]*[.Z18]/([.Z12]+[.Z18])" office:value-type="float" office:value="0.955750335758185" calcext:value-type="float">
            <text:p>0.955750335758185</text:p>
          </table:table-cell>
          <table:table-cell table:style-name="Default" table:formula="of:=2*[.AA12]*[.AA18]/([.AA12]+[.AA18])" office:value-type="float" office:value="0.00272037832840724" calcext:value-type="float">
            <text:p>0.00272037832840724</text:p>
          </table:table-cell>
          <table:table-cell table:formula="of:=[.AB18]" office:value-type="float" office:value="480" calcext:value-type="float">
            <text:p>480</text:p>
          </table:table-cell>
          <table:table-cell table:style-name="Default" table:formula="of:=2*[.AC12]*[.AC18]/([.AC12]+[.AC18])" office:value-type="float" office:value="0.694078312583595" calcext:value-type="float">
            <text:p>0.694078312583595</text:p>
          </table:table-cell>
          <table:table-cell table:style-name="Default" table:formula="of:=2*[.AD12]*[.AD18]/([.AD12]+[.AD18])" office:value-type="float" office:value="0.0259648884907298" calcext:value-type="float">
            <text:p>0.0259648884907298</text:p>
          </table:table-cell>
          <table:table-cell table:formula="of:=[.AE18]" office:value-type="float" office:value="7" calcext:value-type="float">
            <text:p>7</text:p>
          </table:table-cell>
          <table:table-cell table:formula="of:=2*[.AF12]*[.AF18]/([.AF12]+[.AF18])" office:value-type="string" office:string-value="" calcext:value-type="error">
            <text:p>#DIV/0!</text:p>
          </table:table-cell>
          <table:table-cell table:formula="of:=2*[.AG12]*[.AG18]/([.AG12]+[.AG18])" office:value-type="string" office:string-value="" calcext:value-type="error">
            <text:p>#DIV/0!</text:p>
          </table:table-cell>
          <table:table-cell table:formula="of:=[.AH18]" office:value-type="float" office:value="0" calcext:value-type="float">
            <text:p>0</text:p>
          </table:table-cell>
          <table:table-cell table:style-name="Default" table:formula="of:=2*[.AI12]*[.AI18]/([.AI12]+[.AI18])" office:value-type="float" office:value="0.751411440039038" calcext:value-type="float">
            <text:p>0.751411440039038</text:p>
          </table:table-cell>
          <table:table-cell table:style-name="Default" table:formula="of:=2*[.AJ12]*[.AJ18]/([.AJ12]+[.AJ18])" office:value-type="float" office:value="0.0487510554546651" calcext:value-type="float">
            <text:p>0.0487510554546651</text:p>
          </table:table-cell>
          <table:table-cell table:formula="of:=[.AK1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table:formula="of:=2*[.B13]*[.B19]/([.B13]+[.B19])" office:value-type="string" office:string-value="" calcext:value-type="error">
            <text:p>#DIV/0!</text:p>
          </table:table-cell>
          <table:table-cell table:formula="of:=2*[.C13]*[.C19]/([.C13]+[.C19])" office:value-type="string" office:string-value="" calcext:value-type="error">
            <text:p>#DIV/0!</text:p>
          </table:table-cell>
          <table:table-cell table:formula="of:=[.D19]" office:value-type="float" office:value="0" calcext:value-type="float">
            <text:p>0</text:p>
          </table:table-cell>
          <table:table-cell table:formula="of:=2*[.E13]*[.E19]/([.E13]+[.E19])" office:value-type="string" office:string-value="" calcext:value-type="error">
            <text:p>#DIV/0!</text:p>
          </table:table-cell>
          <table:table-cell table:formula="of:=2*[.F13]*[.F19]/([.F13]+[.F19])" office:value-type="string" office:string-value="" calcext:value-type="error">
            <text:p>#DIV/0!</text:p>
          </table:table-cell>
          <table:table-cell table:formula="of:=[.G19]" office:value-type="float" office:value="0" calcext:value-type="float">
            <text:p>0</text:p>
          </table:table-cell>
          <table:table-cell table:style-name="Default" table:formula="of:=2*[.H13]*[.H19]/([.H13]+[.H19])" office:value-type="float" office:value="0.948066504271791" calcext:value-type="float">
            <text:p>0.948066504271791</text:p>
          </table:table-cell>
          <table:table-cell table:style-name="Default" table:formula="of:=2*[.I13]*[.I19]/([.I13]+[.I19])" office:value-type="float" office:value="0.0207694313326294" calcext:value-type="float">
            <text:p>0.0207694313326294</text:p>
          </table:table-cell>
          <table:table-cell table:formula="of:=[.J19]" office:value-type="float" office:value="5" calcext:value-type="float">
            <text:p>5</text:p>
          </table:table-cell>
          <table:table-cell table:formula="of:=2*[.K13]*[.K19]/([.K13]+[.K19])" office:value-type="string" office:string-value="" calcext:value-type="error">
            <text:p>#DIV/0!</text:p>
          </table:table-cell>
          <table:table-cell table:formula="of:=2*[.L13]*[.L19]/([.L13]+[.L19])" office:value-type="string" office:string-value="" calcext:value-type="error">
            <text:p>#DIV/0!</text:p>
          </table:table-cell>
          <table:table-cell table:formula="of:=[.M19]" office:value-type="float" office:value="0" calcext:value-type="float">
            <text:p>0</text:p>
          </table:table-cell>
          <table:table-cell table:style-name="Default" table:formula="of:=2*[.N13]*[.N19]/([.N13]+[.N19])" office:value-type="float" office:value="0.825917836480864" calcext:value-type="float">
            <text:p>0.825917836480864</text:p>
          </table:table-cell>
          <table:table-cell table:style-name="Default" table:formula="of:=2*[.O13]*[.O19]/([.O13]+[.O19])" office:value-type="float" office:value="0.0401943089699445" calcext:value-type="float">
            <text:p>0.0401943089699445</text:p>
          </table:table-cell>
          <table:table-cell table:formula="of:=[.P19]" office:value-type="float" office:value="8" calcext:value-type="float">
            <text:p>8</text:p>
          </table:table-cell>
          <table:table-cell table:style-name="Default" table:formula="of:=2*[.Q13]*[.Q19]/([.Q13]+[.Q19])" office:value-type="string" office:string-value="" calcext:value-type="error">
            <text:p>#DIV/0!</text:p>
          </table:table-cell>
          <table:table-cell table:style-name="Default" table:formula="of:=2*[.R13]*[.R19]/([.R13]+[.R19])" office:value-type="string" office:string-value="" calcext:value-type="error">
            <text:p>#DIV/0!</text:p>
          </table:table-cell>
          <table:table-cell table:formula="of:=[.S19]" office:value-type="float" office:value="0" calcext:value-type="float">
            <text:p>0</text:p>
          </table:table-cell>
          <table:table-cell table:formula="of:=2*[.T13]*[.T19]/([.T13]+[.T19])" office:value-type="string" office:string-value="" calcext:value-type="error">
            <text:p>#DIV/0!</text:p>
          </table:table-cell>
          <table:table-cell table:formula="of:=2*[.U13]*[.U19]/([.U13]+[.U19])" office:value-type="string" office:string-value="" calcext:value-type="error">
            <text:p>#DIV/0!</text:p>
          </table:table-cell>
          <table:table-cell table:formula="of:=[.V19]" office:value-type="float" office:value="0" calcext:value-type="float">
            <text:p>0</text:p>
          </table:table-cell>
          <table:table-cell table:style-name="Default" table:formula="of:=2*[.W13]*[.W19]/([.W13]+[.W19])" office:value-type="float" office:value="0.294712142788788" calcext:value-type="float">
            <text:p>0.294712142788788</text:p>
          </table:table-cell>
          <table:table-cell table:style-name="Default" table:formula="of:=2*[.X13]*[.X19]/([.X13]+[.X19])" office:value-type="float" office:value="0.0132256844906222" calcext:value-type="float">
            <text:p>0.0132256844906222</text:p>
          </table:table-cell>
          <table:table-cell table:formula="of:=[.Y19]" office:value-type="float" office:value="8" calcext:value-type="float">
            <text:p>8</text:p>
          </table:table-cell>
          <table:table-cell table:style-name="Default" table:formula="of:=2*[.Z13]*[.Z19]/([.Z13]+[.Z19])" office:value-type="string" office:string-value="" calcext:value-type="error">
            <text:p>#DIV/0!</text:p>
          </table:table-cell>
          <table:table-cell table:style-name="Default" table:formula="of:=2*[.AA13]*[.AA19]/([.AA13]+[.AA19])" office:value-type="string" office:string-value="" calcext:value-type="error">
            <text:p>#DIV/0!</text:p>
          </table:table-cell>
          <table:table-cell table:formula="of:=[.AB19]" office:value-type="float" office:value="0" calcext:value-type="float">
            <text:p>0</text:p>
          </table:table-cell>
          <table:table-cell table:style-name="Default" table:formula="of:=2*[.AC13]*[.AC19]/([.AC13]+[.AC19])" office:value-type="float" office:value="0.673633051065914" calcext:value-type="float">
            <text:p>0.673633051065914</text:p>
          </table:table-cell>
          <table:table-cell table:style-name="Default" table:formula="of:=2*[.AD13]*[.AD19]/([.AD13]+[.AD19])" office:value-type="float" office:value="0.0167452842163903" calcext:value-type="float">
            <text:p>0.0167452842163903</text:p>
          </table:table-cell>
          <table:table-cell table:formula="of:=[.AE19]" office:value-type="float" office:value="7" calcext:value-type="float">
            <text:p>7</text:p>
          </table:table-cell>
          <table:table-cell table:formula="of:=2*[.AF13]*[.AF19]/([.AF13]+[.AF19])" office:value-type="string" office:string-value="" calcext:value-type="error">
            <text:p>#DIV/0!</text:p>
          </table:table-cell>
          <table:table-cell table:formula="of:=2*[.AG13]*[.AG19]/([.AG13]+[.AG19])" office:value-type="string" office:string-value="" calcext:value-type="error">
            <text:p>#DIV/0!</text:p>
          </table:table-cell>
          <table:table-cell table:formula="of:=[.AH19]" office:value-type="float" office:value="0" calcext:value-type="float">
            <text:p>0</text:p>
          </table:table-cell>
          <table:table-cell table:style-name="Default" table:formula="of:=2*[.AI13]*[.AI19]/([.AI13]+[.AI19])" office:value-type="float" office:value="0.763532325568391" calcext:value-type="float">
            <text:p>0.763532325568391</text:p>
          </table:table-cell>
          <table:table-cell table:style-name="Default" table:formula="of:=2*[.AJ13]*[.AJ19]/([.AJ13]+[.AJ19])" office:value-type="float" office:value="0.0415157220040526" calcext:value-type="float">
            <text:p>0.0415157220040526</text:p>
          </table:table-cell>
          <table:table-cell table:formula="of:=[.AK19]" office:value-type="float" office:value="4" calcext:value-type="float">
            <text:p>4</text:p>
          </table:table-cell>
          <table:table-cell table:number-columns-repeated="33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4"/>
        </table:table-row>
        <table:table-row table:style-name="ro1">
          <table:table-cell/>
          <table:table-cell table:style-name="ce2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4"/>
        </table:table-row>
        <table:table-row table:style-name="ro1">
          <table:table-cell/>
          <table:table-cell table:style-name="ce2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0:42:17.004692687</meta:creation-date>
    <dc:date>2023-06-26T17:27:23.548443423</dc:date>
    <meta:editing-duration>P1DT22H9M51S</meta:editing-duration>
    <meta:editing-cycles>49</meta:editing-cycles>
    <meta:generator>LibreOffice/7.3.7.2$Linux_X86_64 LibreOffice_project/30$Build-2</meta:generator>
    <meta:document-statistic meta:table-count="1" meta:cell-count="781" meta:object-count="0"/>
  </office:meta>
</office:document-meta>
</file>